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25in" fo:margin-right="0in" fo:margin-top="0.0193in" fo:margin-bottom="0.0193in" fo:line-height="100%" fo:text-indent="0in" style:auto-text-indent="false"/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P2" style:family="paragraph" style:parent-style-name="List_20_Paragraph">
      <style:paragraph-properties fo:margin-left="0in" fo:margin-right="0in" fo:margin-top="0.0193in" fo:margin-bottom="0.0193in" fo:line-height="100%" fo:text-indent="0in" style:auto-text-indent="false" fo:break-before="page"/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P3" style:family="paragraph" style:parent-style-name="List_20_Paragraph" style:list-style-name="WWNum31">
      <style:paragraph-properties fo:margin-top="0.0193in" fo:margin-bottom="0.0193in" fo:line-height="100%"/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P4" style:family="paragraph" style:parent-style-name="List_20_Paragraph" style:list-style-name="WWNum11">
      <style:paragraph-properties fo:margin-top="0.0193in" fo:margin-bottom="0.0193in" fo:line-height="100%"/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P5" style:family="paragraph" style:parent-style-name="List_20_Paragraph" style:list-style-name="WWNum11">
      <style:paragraph-properties fo:margin-top="0.0193in" fo:margin-bottom="0.0193in" fo:line-height="100%"/>
    </style:style>
    <style:style style:name="T1" style:family="text">
      <style:text-properties fo:color="#000000" style:font-name="Times New Roman" fo:font-size="13.5pt" style:font-name-asian="Times New Roman1" style:font-size-asian="13.5pt" style:font-size-complex="13.5pt" style:font-weight-complex="bold"/>
    </style:style>
    <style:style style:name="T2" style:family="text">
      <style:text-properties fo:color="#000000" style:font-name="Times New Roman" fo:font-size="13.5pt" fo:font-weight="bold" style:font-name-asian="Times New Roman1" style:font-size-asian="13.5pt" style:font-weight-asian="bold" style:font-size-complex="13.5pt" style:font-weight-complex="bold"/>
    </style:style>
    <style:style style:name="T3" style:family="text">
      <style:text-properties fo:color="#000000" style:font-name="Times New Roman" fo:font-size="13.5pt" fo:font-style="normal" style:font-name-asian="Times New Roman1" style:font-size-asian="13.5pt" style:font-style-asian="normal" style:font-size-complex="13.5pt" style:font-style-complex="normal" style:font-weight-complex="bold"/>
    </style:style>
    <style:style style:name="T4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ject Design Document (ODD)</text:p>
      <text:p text:style-name="P1"/>
      <text:list xml:id="list42266293" text:style-name="WWNum31">
        <text:list-item>
          <text:p text:style-name="P3">Introduction</text:p>
        </text:list-item>
      </text:list>
      <text:list xml:id="list42294438" text:style-name="WWNum11">
        <text:list-item>
          <text:list>
            <text:list-item>
              <text:p text:style-name="P4"><text:span text:style-name="T4">Object design trade-offs</text:span><text:line-break/>Space vs Speed – We choose speed so that our game can run as efficently as possible.<text:line-break/>Delivery time vs Functionality – More on the side of delivery time. <text:s/>All the required funcationaity is there but nice to have features are not all implemented.<text:line-break/>Delivery time vs. Quality – In the middle but more on the side of delivery time since it all had to be done in a single semester.<text:line-break/>Delivery time vs. Staffing - N/A</text:p>
            </text:list-item>
            <text:list-item>
              <text:p text:style-name="P4"><text:span text:style-name="T4">Interface documentation guidelines</text:span><text:line-break/>You can go online to <text:a xlink:type="simple" xlink:href="http://www.kb71.com/supereastgate/index.html">www.kb71.com/supereastgate/index.html</text:a> or look at the following pages.</text:p>
            </text:list-item>
            <text:list-item>
              <text:p text:style-name="P5"><text:span text:style-name="T2">Definitions, acronyms, and abbreviations</text:span><text:span text:style-name="T1"><text:line-break/>SOIL – Simple OpenGL Image Library<text:line-break/>OpenGL – Open Graphics Library<text:line-break/>OpenAL – Open Audio Library<text:line-break/></text:span><text:span text:style-name="T3">SDK – Software Development Kit</text:span></text:p>
            </text:list-item>
            <text:list-item>
              <text:p text:style-name="P5"><text:span text:style-name="T2">References</text:span><text:span text:style-name="T1"><text:line-break/>http://en.wikipedia.org/wiki/OpenGL<text:line-break/>http://www.opengl.org/<text:line-break/>http://nehe.gamedev.net/<text:line-break/>http://isites.harvard.edu/icb/icb.do?keyword=k62539 <text:s text:c="2"/>(Jeff Parker)<text:line-break/>http://www.lonesock.net/soil.html<text:line-break/>http://www.devmaster.net/articles.php?catID=6<text:line-break/>http://connect.creativelabs.com/openal<text:tab/></text:span></text:p>
            </text:list-item>
          </text:list>
        </text:list-item>
      </text:list>
      <text:list xml:id="list42413349" text:continue-list="list42266293" text:style-name="WWNum31">
        <text:list-item>
          <text:p text:style-name="P3">Class interface (Doxyge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5in" fo:margin-left="0.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5in" fo:margin-left="1.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5in" fo:margin-left="2.1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35in" fo:margin-left="2.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5in" fo:margin-left="3.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5in" fo:margin-left="3.6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35in" fo:margin-left="4.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5in" fo:margin-left="4.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3-28T21:20:54.48</meta:creation-date>
    <dc:date>2010-04-11T22:30:52.53</dc:date>
    <meta:editing-duration>PT00H15M48S</meta:editing-duration>
    <meta:editing-cycles>4</meta:editing-cycles>
    <meta:generator>OpenOffice.org/3.1$Win32 OpenOffice.org_project/310m19$Build-9420</meta:generator>
    <meta:document-statistic meta:table-count="0" meta:image-count="0" meta:object-count="0" meta:page-count="1" meta:paragraph-count="7" meta:word-count="144" meta:character-count="1085"/>
  </office:meta>
</office:document-meta>
</file>